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194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6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1.40-2</text:p>
          </table:table-cell>
          <table:table-cell table:number-columns-repeated="2"/>
          <table:table-cell office:value-type="string" calcext:value-type="string">
            <text:p>PD</text:p>
          </table:table-cell>
          <table:table-cell table:number-columns-repeated="3" table:style-name="ce5" office:value-type="string" calcext:value-type="string">
            <text:p>PD</text:p>
          </table:table-cell>
          <table:table-cell table:number-columns-repeated="4" table:style-name="ce5" office:value-type="string" calcext:value-type="string">
            <text:p>ACU</text:p>
          </table:table-cell>
        </table:table-row>
        <table:table-row table:style-name="ro2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8" office:value-type="string" calcext:value-type="string">
            <text:p>Profile: Basic OSDP</text:p>
          </table:table-cell>
          <table:table-cell table:style-name="ce8" office:value-type="string" calcext:value-type="string">
            <text:p>Profile: Security Features</text:p>
          </table:table-cell>
          <table:table-cell table:style-name="ce8" office:value-type="string" calcext:value-type="string">
            <text:p>Profile: Smartcard</text:p>
          </table:table-cell>
          <table:table-cell table:style-name="ce8" office:value-type="string" calcext:value-type="string">
            <text:p>Profile: Biometrics</text:p>
          </table:table-cell>
          <table:table-cell table:style-name="ce8" office:value-type="string" calcext:value-type="string">
            <text:p>Profile: Basic OSDP</text:p>
          </table:table-cell>
          <table:table-cell table:style-name="ce8" office:value-type="string" calcext:value-type="string">
            <text:p>Profile: Security Features</text:p>
          </table:table-cell>
          <table:table-cell table:style-name="ce8" office:value-type="string" calcext:value-type="string">
            <text:p>Profile: Smartcard</text:p>
          </table:table-cell>
          <table:table-cell table:style-name="ce8" office:value-type="string" calcext:value-type="string">
            <text:p>Profile: Biometrics</text:p>
          </table:table-cell>
        </table:table-row>
        <table:table-row table:style-name="ro1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1"/>
          <table:table-cell table:number-columns-repeated="6"/>
        </table:table-row>
        <table:table-row table:style-name="ro3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9" office:value-type="string" calcext:value-type="string">
            <text:p>One of 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5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4-02</text:p>
          </table:table-cell>
          <table:table-cell/>
          <table:table-cell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5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5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02</text:p>
          </table:table-cell>
          <table:table-cell/>
          <table:table-cell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3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060-01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osdp_LED</text:p>
          </table:table-cell>
          <table:table-cell office:value-type="string" calcext:value-type="string">
            <text:p>required if PDCAP reports &gt;0 LED’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9-02</text:p>
          </table:table-cell>
          <table:table-cell office:value-type="string" calcext:value-type="string">
            <text:p>LED Color 0 (Black)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3" table:style-name="ce5"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060-09-03</text:p>
          </table:table-cell>
          <table:table-cell office:value-type="string" calcext:value-type="string">
            <text:p>LED Color 1 (Red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60-09-04</text:p>
          </table:table-cell>
          <table:table-cell office:value-type="string" calcext:value-type="string">
            <text:p>LED Color 2 (Green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60-09-05</text:p>
          </table:table-cell>
          <table:table-cell office:value-type="string" calcext:value-type="string">
            <text:p>LED Color 3 (Amber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60-09-06</text:p>
          </table:table-cell>
          <table:table-cell office:value-type="string" calcext:value-type="string">
            <text:p>LED Color 4 (Blue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60-09-07</text:p>
          </table:table-cell>
          <table:table-cell office:value-type="string" calcext:value-type="string">
            <text:p>LED Color 5</text:p>
          </table:table-cell>
          <table:table-cell office:value-type="string" calcext:value-type="string">
            <text:p>assumes pdcap version is sia-2.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60-09-08</text:p>
          </table:table-cell>
          <table:table-cell office:value-type="string" calcext:value-type="string">
            <text:p>LED Color 6</text:p>
          </table:table-cell>
          <table:table-cell office:value-type="string" calcext:value-type="string">
            <text:p>assumes pdcap version is sia-2.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60-09-09</text:p>
          </table:table-cell>
          <table:table-cell office:value-type="string" calcext:value-type="string">
            <text:p>LED Color 7</text:p>
          </table:table-cell>
          <table:table-cell office:value-type="string" calcext:value-type="string">
            <text:p>assumes pdcap version is sia-2.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COM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13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Optio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4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Optio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5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6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0-27-01</text:p>
          </table:table-cell>
          <table:table-cell office:value-type="string" calcext:value-type="string">
            <text:p>osdp_FILETRANSF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070-02-02</text:p>
          </table:table-cell>
          <table:table-cell table:number-columns-repeated="3"/>
          <table:table-cell table:style-name="ce10"/>
          <table:table-cell table:number-columns-repeated="6"/>
        </table:table-row>
        <table:table-row table:style-name="ro4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SIO Comm Handler - NAK 1 Message Che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17</text:p>
          </table:table-cell>
          <table:table-cell office:value-type="string" calcext:value-type="string">
            <text:p>Cap 16 Ver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osdp_BIOREADR</text:p>
          </table:table-cell>
          <table:table-cell table:number-columns-repeated="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osdp_BIOMATCHR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5" office:value-type="string" calcext:value-type="string">
            <text:p>Required</text:p>
          </table:table-cell>
          <table:table-cell table:number-columns-repeated="6"/>
        </table:table-row>
        <table:table-row table:style-name="ro4">
          <table:table-cell table:style-name="ce5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osdp_BUSY</text:p>
          </table:table-cell>
          <table:table-cell table:number-columns-repeated="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osdp_PIVDATAR</text:p>
          </table:table-cell>
          <table:table-cell table:number-columns-repeated="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osdp_GENAUTHR</text:p>
          </table:table-cell>
          <table:table-cell table:number-columns-repeated="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osdp_CRAUTHR</text:p>
          </table:table-cell>
          <table:table-cell table:number-columns-repeated="9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4"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osdp_XRD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 table:number-rows-repeated="4">
          <table:table-cell table:style-name="ce6"/>
          <table:table-cell table:number-columns-repeated="10"/>
        </table:table-row>
        <table:table-row table:style-name="ro1" table:number-rows-repeated="10484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00/00/0000</text:date>, <text:time style:data-style-name="N2" text:time-value="10:09:23.627648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0-10-19T10:15:25.905194612</dc:date>
    <meta:editing-duration>P2DT12H14M12S</meta:editing-duration>
    <meta:editing-cycles>89</meta:editing-cycles>
    <meta:generator>LibreOffice/5.2.7.2$Linux_X86_64 LibreOffice_project/20m0$Build-2</meta:generator>
    <meta:document-statistic meta:table-count="1" meta:cell-count="355" meta:object-count="0"/>
  </office:meta>
</office:document-meta>
</file>